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18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able-cell-properties fo:background-color="transparent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table:style-name="Default"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table:number-columns-repeated="16380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0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.00.0000</text:date>, <text:time style:data-style-name="N2" text:time-value="19:28:54.11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26T19:45:58.833000000</dc:date>
    <meta:editing-duration>P5DT16H32M31S</meta:editing-duration>
    <meta:editing-cycles>2218</meta:editing-cycles>
    <meta:document-statistic meta:table-count="4" meta:cell-count="12242" meta:object-count="0"/>
  </office:meta>
</office:document-meta>
</file>